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407927" fo:font-size="16pt" fo:font-style="normal" fo:font-weight="bold" officeooo:rsid="00170f7f" officeooo:paragraph-rsid="00170f7f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407927" fo:font-size="12pt" fo:font-style="normal" fo:font-weight="normal" officeooo:rsid="00170f7f" officeooo:paragraph-rsid="00170f7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officeooo:rsid="00155df5" officeooo:paragraph-rsid="00155df5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8a73c" officeooo:paragraph-rsid="0018a73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8pt" fo:font-style="italic" style:text-underline-style="none" fo:font-weight="normal" officeooo:rsid="0091dfde" officeooo:paragraph-rsid="00170f7f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1a8212"/>
    </style:style>
    <style:style style:name="T2" style:family="text">
      <style:text-properties officeooo:rsid="001c667a"/>
    </style:style>
    <style:style style:name="T3" style:family="text">
      <style:text-properties officeooo:rsid="001d8a14"/>
    </style:style>
    <style:style style:name="T4" style:family="text">
      <style:text-properties officeooo:rsid="001e32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dução ao mundo Linux</text:p>
      <text:p text:style-name="P3"/>
      <text:p text:style-name="P1">Oque é um Sistema Operacional (SO)?</text:p>
      <text:p text:style-name="P2"/>
      <text:p text:style-name="P4">Um sistema operacional pode ser entendido como um conjunto de programas que desempenham as mais variadas funções. Ele é responsável por gerenciar os recursos, <text:span text:style-name="T1">processos</text:span> e dispositivos da máquina(como o processador, memória, unidades <text:span text:style-name="T1">de armazenamento</text:span>, <text:span text:style-name="T1">arquivos, periféricos, entre outros),</text:span> fornecer uma interface entre a máquina e o usuário, <text:span text:style-name="T1">além disso, um sistema operacional serve </text:span><text:span text:style-name="T2">de </text:span><text:span text:style-name="T1">plataforma para rodar outras aplicações que auxil</text:span><text:span text:style-name="T2">i</text:span><text:span text:style-name="T1">am </text:span><text:span text:style-name="T2">o</text:span><text:span text:style-name="T1"> usuário </text:span><text:span text:style-name="T2">a relizar alguma tarefa específica. </text:span><text:span text:style-name="T3">Para fins didáicos, podemos comparar a estrutura de um sistema operacional com a de um modelo atômico, </text:span><text:span text:style-name="T4">aonde temos um núcleo seguido de camadas. No caso de um sistema operacional temos 3 camad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8T11:41:19.639369881</meta:creation-date>
    <dc:date>2020-10-31T11:50:32.959000000</dc:date>
    <meta:editing-duration>PT3H51M1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3" meta:word-count="112" meta:character-count="739" meta:non-whitespace-character-count="630"/>
  </office:meta>
</office:document-meta>
</file>